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1905f7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omposing Map</text:p>
      <text:p text:style-name="P1"/>
      <text:p text:style-name="P1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2">a=part5+ part4+part6</text:p>
          </table:table-cell>
          <table:table-cell table:style-name="Table1.A1" office:value-type="string">
            <text:p text:style-name="P2">b=part14+ par15+part22</text:p>
          </table:table-cell>
          <table:table-cell table:style-name="Table1.A1" office:value-type="string">
            <text:p text:style-name="P2">c=part0+ part18</text:p>
          </table:table-cell>
          <table:table-cell table:style-name="Table1.A1" office:value-type="string">
            <text:p text:style-name="P3">d= part5+ part4<text:span text:style-name="T1">+part7</text:span></text:p>
          </table:table-cell>
          <table:table-cell table:style-name="Table1.A1" office:value-type="string">
            <text:p text:style-name="P2">e=part<text:span text:style-name="T1">21</text:span>+ par<text:span text:style-name="T1">t20</text:span></text:p>
          </table:table-cell>
          <table:table-cell table:style-name="Table1.A1" office:value-type="string">
            <text:p text:style-name="P2">f=part<text:span text:style-name="T1">14</text:span>+ par<text:span text:style-name="T1">t53</text:span></text:p>
          </table:table-cell>
          <table:table-cell table:style-name="Table1.A1" office:value-type="string">
            <text:p text:style-name="P3">g=part5+ part4+part<text:span text:style-name="T1">8</text:span></text:p>
          </table:table-cell>
          <table:table-cell table:style-name="Table1.H1" office:value-type="string">
            <text:p text:style-name="P2">h=part<text:span text:style-name="T1">10</text:span>+ par<text:span text:style-name="T1">t11</text:span></text:p>
          </table:table-cell>
        </table:table-row>
        <table:table-row>
          <table:table-cell table:style-name="Table1.A2" office:value-type="string">
            <text:p text:style-name="P2">I=part<text:span text:style-name="T1">0</text:span>+ par<text:span text:style-name="T1">25</text:span></text:p>
          </table:table-cell>
          <table:table-cell table:style-name="Table1.A2" office:value-type="string">
            <text:p text:style-name="P2">j=part<text:span text:style-name="T1">0</text:span>+ par<text:span text:style-name="T1">t8</text:span></text:p>
          </table:table-cell>
          <table:table-cell table:style-name="Table1.A2" office:value-type="string">
            <text:p text:style-name="P2">k=part<text:span text:style-name="T1">10</text:span>+ par<text:span text:style-name="T1">t27</text:span></text:p>
          </table:table-cell>
          <table:table-cell table:style-name="Table1.A2" office:value-type="string">
            <text:p text:style-name="P2">l=part<text:span text:style-name="T1">14+part29</text:span></text:p>
          </table:table-cell>
          <table:table-cell table:style-name="Table1.A2" office:value-type="string">
            <text:p text:style-name="P2">m=part<text:span text:style-name="T1">12</text:span>+ par<text:span text:style-name="T1">t12</text:span>+part<text:span text:style-name="T1">11</text:span></text:p>
          </table:table-cell>
          <table:table-cell table:style-name="Table1.A2" office:value-type="string">
            <text:p text:style-name="P2">n=part<text:span text:style-name="T1">12</text:span>+ par<text:span text:style-name="T1">t11</text:span></text:p>
          </table:table-cell>
          <table:table-cell table:style-name="Table1.A2" office:value-type="string">
            <text:p text:style-name="P2">o=part<text:span text:style-name="T1">5</text:span>+ par<text:span text:style-name="T1">t32</text:span></text:p>
          </table:table-cell>
          <table:table-cell table:style-name="Table1.H2" office:value-type="string">
            <text:p text:style-name="P2">p=part<text:span text:style-name="T1">10</text:span>+ par<text:span text:style-name="T1">t33</text:span>+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+ par<text:span text:style-name="T1">t4</text:span>+part<text:span text:style-name="T1">34</text:span></text:p>
          </table:table-cell>
          <table:table-cell table:style-name="Table1.A2" office:value-type="string">
            <text:p text:style-name="P2">r=part<text:span text:style-name="T1">0</text:span>+ par<text:span text:style-name="T1">t36</text:span></text:p>
          </table:table-cell>
          <table:table-cell table:style-name="Table1.A2" office:value-type="string">
            <text:p text:style-name="P2">s=part<text:span text:style-name="T1">0</text:span>+ par<text:span text:style-name="T1">t37</text:span></text:p>
          </table:table-cell>
          <table:table-cell table:style-name="Table1.A2" office:value-type="string">
            <text:p text:style-name="P2">t=part<text:span text:style-name="T2">0</text:span>+ par<text:span text:style-name="T2">t7</text:span></text:p>
          </table:table-cell>
          <table:table-cell table:style-name="Table1.A2" office:value-type="string">
            <text:p text:style-name="P2">u=part<text:span text:style-name="T2">0</text:span>+ par<text:span text:style-name="T2">t25</text:span>+part<text:span text:style-name="T2">25</text:span></text:p>
          </table:table-cell>
          <table:table-cell table:style-name="Table1.A2" office:value-type="string">
            <text:p text:style-name="P2">v=part<text:span text:style-name="T2">55</text:span>+ par<text:span text:style-name="T2">t22</text:span></text:p>
          </table:table-cell>
          <table:table-cell table:style-name="Table1.A2" office:value-type="string">
            <text:p text:style-name="P4">w=art<text:span text:style-name="T2">0</text:span>+ par<text:span text:style-name="T2">t25</text:span>+part<text:span text:style-name="T2">25+part22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+ par<text:span text:style-name="T2">t8</text:span></text:p>
          </table:table-cell>
          <table:table-cell table:style-name="Table1.A2" office:value-type="string">
            <text:p text:style-name="P2">z=part<text:span text:style-name="T2">12</text:span>+ 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13T15:09:49.922593798</dc:date>
    <meta:editing-duration>PT14M3S</meta:editing-duration>
    <meta:editing-cycles>2</meta:editing-cycles>
    <meta:generator>LibreOffice/6.1.2.1$Linux_X86_64 LibreOffice_project/10$Build-1</meta:generator>
    <meta:document-statistic meta:table-count="1" meta:image-count="0" meta:object-count="0" meta:page-count="1" meta:paragraph-count="27" meta:word-count="53" meta:character-count="467" meta:non-whitespace-character-count="441"/>
  </office:meta>
</office:document-meta>
</file>